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dist_top</text:p>
          </table:table-cell>
          <table:table-cell office:value-type="string" calcext:value-type="string">
            <text:p>dist_1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-8/3" office:value-type="float" office:value="13.3333333333333" calcext:value-type="float">
            <text:p>13.3333333333</text:p>
          </table:table-cell>
          <table:table-cell table:formula="of:=[.D2]*[.E2]/60" office:value-type="float" office:value="16.6666666666667" calcext:value-type="float">
            <text:p>16.6666666667</text:p>
          </table:table-cell>
          <table:table-cell office:value-type="float" office:value="200" calcext:value-type="float">
            <text:p>200</text:p>
          </table:table-cell>
          <table:table-cell table:formula="of:=[.A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]-8/3" office:value-type="float" office:value="16" calcext:value-type="float">
            <text:p>16</text:p>
          </table:table-cell>
          <table:table-cell table:formula="of:=[.D3]*[.E3]/60" office:value-type="float" office:value="20.1" calcext:value-type="float">
            <text:p>20.1</text:p>
          </table:table-cell>
          <table:table-cell office:value-type="float" office:value="201" calcext:value-type="float">
            <text:p>201</text:p>
          </table:table-cell>
          <table:table-cell table:formula="of:=[.A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5]-8/3" office:value-type="float" office:value="18.6666666666667" calcext:value-type="float">
            <text:p>18.6666666667</text:p>
          </table:table-cell>
          <table:table-cell table:formula="of:=[.D4]*[.E4]/60" office:value-type="float" office:value="23.5666666666667" calcext:value-type="float">
            <text:p>23.5666666667</text:p>
          </table:table-cell>
          <table:table-cell office:value-type="float" office:value="202" calcext:value-type="float">
            <text:p>202</text:p>
          </table:table-cell>
          <table:table-cell table:formula="of:=[.A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6]-8/3" office:value-type="float" office:value="21.3333333333333" calcext:value-type="float">
            <text:p>21.3333333333</text:p>
          </table:table-cell>
          <table:table-cell table:formula="of:=[.D5]*[.E5]/60" office:value-type="float" office:value="27.0666666666667" calcext:value-type="float">
            <text:p>27.0666666667</text:p>
          </table:table-cell>
          <table:table-cell office:value-type="float" office:value="203" calcext:value-type="float">
            <text:p>203</text:p>
          </table:table-cell>
          <table:table-cell table:formula="of:=[.A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7]-8/3" office:value-type="float" office:value="24" calcext:value-type="float">
            <text:p>24</text:p>
          </table:table-cell>
          <table:table-cell table:formula="of:=[.D6]*[.E6]/60" office:value-type="float" office:value="30.6" calcext:value-type="float">
            <text:p>30.6</text:p>
          </table:table-cell>
          <table:table-cell office:value-type="float" office:value="204" calcext:value-type="float">
            <text:p>204</text:p>
          </table:table-cell>
          <table:table-cell table:formula="of:=[.A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8]-8/3" office:value-type="float" office:value="26.6666666666667" calcext:value-type="float">
            <text:p>26.6666666667</text:p>
          </table:table-cell>
          <table:table-cell table:formula="of:=[.D7]*[.E7]/60" office:value-type="float" office:value="34.1666666666667" calcext:value-type="float">
            <text:p>34.1666666667</text:p>
          </table:table-cell>
          <table:table-cell office:value-type="float" office:value="205" calcext:value-type="float">
            <text:p>205</text:p>
          </table:table-cell>
          <table:table-cell table:formula="of:=[.A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9]-8/3" office:value-type="float" office:value="29.3333333333333" calcext:value-type="float">
            <text:p>29.3333333333</text:p>
          </table:table-cell>
          <table:table-cell table:formula="of:=[.D8]*[.E8]/60" office:value-type="float" office:value="37.7666666666667" calcext:value-type="float">
            <text:p>37.7666666667</text:p>
          </table:table-cell>
          <table:table-cell office:value-type="float" office:value="206" calcext:value-type="float">
            <text:p>206</text:p>
          </table:table-cell>
          <table:table-cell table:formula="of:=[.A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0]-8/3" office:value-type="float" office:value="32" calcext:value-type="float">
            <text:p>32</text:p>
          </table:table-cell>
          <table:table-cell table:formula="of:=[.D9]*[.E9]/60" office:value-type="float" office:value="41.4" calcext:value-type="float">
            <text:p>41.4</text:p>
          </table:table-cell>
          <table:table-cell office:value-type="float" office:value="207" calcext:value-type="float">
            <text:p>207</text:p>
          </table:table-cell>
          <table:table-cell table:formula="of:=[.A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1]-8/3" office:value-type="float" office:value="34.6666666666667" calcext:value-type="float">
            <text:p>34.6666666667</text:p>
          </table:table-cell>
          <table:table-cell table:formula="of:=[.D10]*[.E10]/60" office:value-type="float" office:value="45.0666666666667" calcext:value-type="float">
            <text:p>45.0666666667</text:p>
          </table:table-cell>
          <table:table-cell office:value-type="float" office:value="208" calcext:value-type="float">
            <text:p>208</text:p>
          </table:table-cell>
          <table:table-cell table:formula="of:=[.A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2]-8/3" office:value-type="float" office:value="37.3333333333333" calcext:value-type="float">
            <text:p>37.3333333333</text:p>
          </table:table-cell>
          <table:table-cell table:formula="of:=[.D11]*[.E11]/60" office:value-type="float" office:value="48.7666666666667" calcext:value-type="float">
            <text:p>48.7666666667</text:p>
          </table:table-cell>
          <table:table-cell office:value-type="float" office:value="209" calcext:value-type="float">
            <text:p>209</text:p>
          </table:table-cell>
          <table:table-cell table:formula="of:=[.A1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3]-8/3" office:value-type="float" office:value="40" calcext:value-type="float">
            <text:p>40</text:p>
          </table:table-cell>
          <table:table-cell table:formula="of:=[.D12]*[.E12]/60" office:value-type="float" office:value="52.5" calcext:value-type="float">
            <text:p>52.5</text:p>
          </table:table-cell>
          <table:table-cell office:value-type="float" office:value="210" calcext:value-type="float">
            <text:p>210</text:p>
          </table:table-cell>
          <table:table-cell table:formula="of:=[.A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4]-8/3" office:value-type="float" office:value="42.6666666666667" calcext:value-type="float">
            <text:p>42.6666666667</text:p>
          </table:table-cell>
          <table:table-cell table:formula="of:=[.D13]*[.E13]/60" office:value-type="float" office:value="56.2666666666667" calcext:value-type="float">
            <text:p>56.2666666667</text:p>
          </table:table-cell>
          <table:table-cell office:value-type="float" office:value="211" calcext:value-type="float">
            <text:p>211</text:p>
          </table:table-cell>
          <table:table-cell table:formula="of:=[.A1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5]-8/3" office:value-type="float" office:value="45.3333333333333" calcext:value-type="float">
            <text:p>45.3333333333</text:p>
          </table:table-cell>
          <table:table-cell table:formula="of:=[.D14]*[.E14]/60" office:value-type="float" office:value="60.0666666666667" calcext:value-type="float">
            <text:p>60.0666666667</text:p>
          </table:table-cell>
          <table:table-cell office:value-type="float" office:value="212" calcext:value-type="float">
            <text:p>212</text:p>
          </table:table-cell>
          <table:table-cell table:formula="of:=[.A1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6]-8/3" office:value-type="float" office:value="48" calcext:value-type="float">
            <text:p>48</text:p>
          </table:table-cell>
          <table:table-cell table:formula="of:=[.D15]*[.E15]/60" office:value-type="float" office:value="63.9" calcext:value-type="float">
            <text:p>63.9</text:p>
          </table:table-cell>
          <table:table-cell office:value-type="float" office:value="213" calcext:value-type="float">
            <text:p>213</text:p>
          </table:table-cell>
          <table:table-cell table:formula="of:=[.A1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7]-8/3" office:value-type="float" office:value="50.6666666666667" calcext:value-type="float">
            <text:p>50.6666666667</text:p>
          </table:table-cell>
          <table:table-cell table:formula="of:=[.D16]*[.E16]/60" office:value-type="float" office:value="67.7666666666667" calcext:value-type="float">
            <text:p>67.7666666667</text:p>
          </table:table-cell>
          <table:table-cell office:value-type="float" office:value="214" calcext:value-type="float">
            <text:p>214</text:p>
          </table:table-cell>
          <table:table-cell table:formula="of:=[.A1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8]-8/3" office:value-type="float" office:value="53.3333333333333" calcext:value-type="float">
            <text:p>53.3333333333</text:p>
          </table:table-cell>
          <table:table-cell table:formula="of:=[.D17]*[.E17]/60" office:value-type="float" office:value="71.6666666666667" calcext:value-type="float">
            <text:p>71.6666666667</text:p>
          </table:table-cell>
          <table:table-cell office:value-type="float" office:value="215" calcext:value-type="float">
            <text:p>215</text:p>
          </table:table-cell>
          <table:table-cell table:formula="of:=[.A1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9]-8/3" office:value-type="float" office:value="56" calcext:value-type="float">
            <text:p>56</text:p>
          </table:table-cell>
          <table:table-cell table:formula="of:=[.D18]*[.E18]/60" office:value-type="float" office:value="75.6" calcext:value-type="float">
            <text:p>75.6</text:p>
          </table:table-cell>
          <table:table-cell office:value-type="float" office:value="216" calcext:value-type="float">
            <text:p>216</text:p>
          </table:table-cell>
          <table:table-cell table:formula="of:=[.A1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0]-8/3" office:value-type="float" office:value="58.6666666666667" calcext:value-type="float">
            <text:p>58.6666666667</text:p>
          </table:table-cell>
          <table:table-cell table:formula="of:=[.D19]*[.E19]/60" office:value-type="float" office:value="79.5666666666667" calcext:value-type="float">
            <text:p>79.5666666667</text:p>
          </table:table-cell>
          <table:table-cell office:value-type="float" office:value="217" calcext:value-type="float">
            <text:p>217</text:p>
          </table:table-cell>
          <table:table-cell table:formula="of:=[.A1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1]-8/3" office:value-type="float" office:value="61.3333333333333" calcext:value-type="float">
            <text:p>61.3333333333</text:p>
          </table:table-cell>
          <table:table-cell table:formula="of:=[.D20]*[.E20]/60" office:value-type="float" office:value="83.5666666666667" calcext:value-type="float">
            <text:p>83.5666666667</text:p>
          </table:table-cell>
          <table:table-cell office:value-type="float" office:value="218" calcext:value-type="float">
            <text:p>218</text:p>
          </table:table-cell>
          <table:table-cell table:formula="of:=[.A2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2]-8/3" office:value-type="float" office:value="64" calcext:value-type="float">
            <text:p>64</text:p>
          </table:table-cell>
          <table:table-cell table:formula="of:=[.D21]*[.E21]/60" office:value-type="float" office:value="87.6" calcext:value-type="float">
            <text:p>87.6</text:p>
          </table:table-cell>
          <table:table-cell office:value-type="float" office:value="219" calcext:value-type="float">
            <text:p>219</text:p>
          </table:table-cell>
          <table:table-cell table:formula="of:=[.A21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3]-8/3" office:value-type="float" office:value="66.6666666666666" calcext:value-type="float">
            <text:p>66.6666666667</text:p>
          </table:table-cell>
          <table:table-cell table:formula="of:=[.D22]*[.E22]/60" office:value-type="float" office:value="91.6666666666667" calcext:value-type="float">
            <text:p>91.6666666667</text:p>
          </table:table-cell>
          <table:table-cell office:value-type="float" office:value="220" calcext:value-type="float">
            <text:p>220</text:p>
          </table:table-cell>
          <table:table-cell table:formula="of:=[.A2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4]-8/3" office:value-type="float" office:value="69.3333333333333" calcext:value-type="float">
            <text:p>69.3333333333</text:p>
          </table:table-cell>
          <table:table-cell table:formula="of:=[.D23]*[.E23]/60" office:value-type="float" office:value="95.7666666666667" calcext:value-type="float">
            <text:p>95.7666666667</text:p>
          </table:table-cell>
          <table:table-cell office:value-type="float" office:value="221" calcext:value-type="float">
            <text:p>221</text:p>
          </table:table-cell>
          <table:table-cell table:formula="of:=[.A2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5]-8/3" office:value-type="float" office:value="72" calcext:value-type="float">
            <text:p>72</text:p>
          </table:table-cell>
          <table:table-cell table:formula="of:=[.D24]*[.E24]/60" office:value-type="float" office:value="99.9" calcext:value-type="float">
            <text:p>99.9</text:p>
          </table:table-cell>
          <table:table-cell office:value-type="float" office:value="222" calcext:value-type="float">
            <text:p>222</text:p>
          </table:table-cell>
          <table:table-cell table:formula="of:=[.A2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6]-8/3" office:value-type="float" office:value="74.6666666666667" calcext:value-type="float">
            <text:p>74.6666666667</text:p>
          </table:table-cell>
          <table:table-cell table:formula="of:=[.D25]*[.E25]/60" office:value-type="float" office:value="104.066666666667" calcext:value-type="float">
            <text:p>104.0666666667</text:p>
          </table:table-cell>
          <table:table-cell office:value-type="float" office:value="223" calcext:value-type="float">
            <text:p>223</text:p>
          </table:table-cell>
          <table:table-cell table:formula="of:=[.A2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7]-8/3" office:value-type="float" office:value="77.3333333333333" calcext:value-type="float">
            <text:p>77.3333333333</text:p>
          </table:table-cell>
          <table:table-cell table:formula="of:=[.D26]*[.E26]/60" office:value-type="float" office:value="108.266666666667" calcext:value-type="float">
            <text:p>108.2666666667</text:p>
          </table:table-cell>
          <table:table-cell office:value-type="float" office:value="224" calcext:value-type="float">
            <text:p>224</text:p>
          </table:table-cell>
          <table:table-cell table:formula="of:=[.A2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[.D27]*[.E27]/60" office:value-type="float" office:value="112.5" calcext:value-type="float">
            <text:p>112.5</text:p>
          </table:table-cell>
          <table:table-cell office:value-type="float" office:value="225" calcext:value-type="float">
            <text:p>225</text:p>
          </table:table-cell>
          <table:table-cell table:formula="of:=[.A27]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20:41:59.137250563</meta:creation-date>
    <dc:date>2014-08-30T23:21:44.919420950</dc:date>
    <meta:editing-duration>PT2H9M25S</meta:editing-duration>
    <meta:editing-cycles>1</meta:editing-cycles>
    <meta:document-statistic meta:table-count="1" meta:cell-count="135" meta:object-count="0"/>
    <meta:generator>LibreOffice/4.2.6.3$Linux_X86_64 LibreOffice_project/420m0$Build-3</meta:generator>
  </office:meta>
</office:document-meta>
</file>